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6e78" officeooo:paragraph-rsid="001a6e78"/>
    </style:style>
    <style:style style:name="P2" style:family="paragraph" style:parent-style-name="Standard" style:list-style-name="L1">
      <style:text-properties officeooo:rsid="001a6e78" officeooo:paragraph-rsid="001a6e78"/>
    </style:style>
    <style:style style:name="P3" style:family="paragraph" style:parent-style-name="Standard">
      <style:text-properties officeooo:rsid="001d53dc" officeooo:paragraph-rsid="001d53dc"/>
    </style:style>
    <style:style style:name="P4" style:family="paragraph" style:parent-style-name="Standard" style:list-style-name="L2">
      <style:text-properties officeooo:rsid="001d53dc" officeooo:paragraph-rsid="001d53dc"/>
    </style:style>
    <style:style style:name="P5" style:family="paragraph" style:parent-style-name="Standard" style:list-style-name="L2">
      <style:text-properties officeooo:rsid="001d53dc" officeooo:paragraph-rsid="0020265a"/>
    </style:style>
    <style:style style:name="P6" style:family="paragraph" style:parent-style-name="Standard" style:list-style-name="L2">
      <style:text-properties officeooo:rsid="001d53dc" officeooo:paragraph-rsid="00209685"/>
    </style:style>
    <style:style style:name="P7" style:family="paragraph" style:parent-style-name="Standard" style:list-style-name="L2">
      <style:text-properties officeooo:rsid="001d53dc" officeooo:paragraph-rsid="00219fd9"/>
    </style:style>
    <style:style style:name="P8" style:family="paragraph" style:parent-style-name="Standard">
      <style:text-properties officeooo:rsid="001f6319" officeooo:paragraph-rsid="001f6319"/>
    </style:style>
    <style:style style:name="T1" style:family="text">
      <style:text-properties officeooo:rsid="001b552d"/>
    </style:style>
    <style:style style:name="T2" style:family="text">
      <style:text-properties officeooo:rsid="001d53dc"/>
    </style:style>
    <style:style style:name="T3" style:family="text">
      <style:text-properties officeooo:rsid="001e24c0"/>
    </style:style>
    <style:style style:name="T4" style:family="text">
      <style:text-properties officeooo:rsid="0020265a"/>
    </style:style>
    <style:style style:name="T5" style:family="text">
      <style:text-properties officeooo:rsid="0020968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ource code is related to the master thesis topic titled "Optimization of VNECT network for 2D upper body pose estimation". The main aim of this work is to optimize a pre-trained pose estimation network for faster inference. The thesis is inspired by the VNECT network, which was the first method to capture stable and temporally consistent 3D skeletal pose of a human from videos. The original implementation was in caffe, please contact the authors of the paper for model weights (http://gvv.mpi-inf.mpg.de/projects/VNect/). </text:p>
      <text:p text:style-name="P1"/>
      <text:p text:style-name="P1">To use the sourcecode, we need the following packages in our Ubuntu 16.04 environment</text:p>
      <text:list xml:id="list1532540376101195492" text:style-name="L1">
        <text:list-item>
          <text:p text:style-name="P2">TensorFlow 1.14.0</text:p>
        </text:list-item>
        <text:list-item>
          <text:p text:style-name="P2">pycaffe</text:p>
        </text:list-item>
        <text:list-item>
          <text:p text:style-name="P2">python 3.x</text:p>
        </text:list-item>
        <text:list-item>
          <text:p text:style-name="P2">OpenCV 3.x</text:p>
        </text:list-item>
        <text:list-item>
          <text:p text:style-name="P2">TensorRT</text:p>
        </text:list-item>
      </text:list>
      <text:p text:style-name="P1"/>
      <text:p text:style-name="P1">The <text:span text:style-name="T2">files are</text:span> organized as <text:span text:style-name="T1">follows:</text:span></text:p>
      <text:list xml:id="list7109913778514567056" text:style-name="L2">
        <text:list-item>
          <text:p text:style-name="P4">Drop the caffe weights (.prototxt and .caffemodel) obtained from the original authors in the folder “./model/caffe_model”</text:p>
        </text:list-item>
        <text:list-item>
          <text:p text:style-name="P4">Run “initialize_weights.py” to convert the weights in caffe to pickle and tensorflow checkpoint files.</text:p>
        </text:list-item>
        <text:list-item>
          <text:p text:style-name="P5">To test the baseline performance of the model, run “<text:span text:style-name="T4">baseline_vnect</text:span>.py”</text:p>
        </text:list-item>
        <text:list-item>
          <text:p text:style-name="P6">To change the pre-trained network to optimized model run “<text:span text:style-name="T5">optimization.py</text:span>”.</text:p>
        </text:list-item>
        <text:list-item>
          <text:p text:style-name="P7">Use the optimized models directly to run the inference for pose estimation <text:span text:style-name="T3">on images and videos by executing “final_vnect_images.py” and “final_vnect_videos.py” respectively</text:span>.</text:p>
        </text:list-item>
      </text:list>
      <text:p text:style-name="P3"/>
      <text:p text:style-name="P8">Reference Repositories:</text:p>
      <text:p text:style-name="P8"><text:a xlink:type="simple" xlink:href="https://github.com/timctho/VNect-tensorflow" text:style-name="Internet_20_link" text:visited-style-name="Visited_20_Internet_20_Link">timctho/Vnect-tensorflow</text:a></text:p>
      <text:p text:style-name="P8"><text:a xlink:type="simple" xlink:href="https://github.com/EJShim/vnect_estimator" text:style-name="Internet_20_link" text:visited-style-name="Visited_20_Internet_20_Link">EJShim/vnect_estimat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20:21:30.526525264</meta:creation-date>
    <dc:date>2020-12-09T22:37:51.776730670</dc:date>
    <meta:editing-duration>PT1H35M58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196" meta:character-count="1324" meta:non-whitespace-character-count="1153"/>
  </office:meta>
</office:document-meta>
</file>